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6pt" officeooo:rsid="000e55e5" officeooo:paragraph-rsid="000e55e5" style:font-size-asian="14pt" style:font-size-complex="16pt"/>
    </style:style>
    <style:style style:name="P2" style:family="paragraph" style:parent-style-name="Standard">
      <style:paragraph-properties fo:text-align="start" style:justify-single-word="false"/>
      <style:text-properties fo:font-size="16pt" officeooo:rsid="000e55e5" officeooo:paragraph-rsid="000e55e5" style:font-size-asian="14pt" style:font-size-complex="16pt"/>
    </style:style>
    <style:style style:name="P3" style:family="paragraph" style:parent-style-name="Standard">
      <style:paragraph-properties fo:text-align="start" style:justify-single-word="false"/>
      <style:text-properties fo:font-size="16pt" fo:language="en" fo:country="IN" officeooo:rsid="000e55e5" officeooo:paragraph-rsid="000e55e5" style:font-size-asian="14pt" style:font-size-complex="16pt"/>
    </style:style>
    <style:style style:name="P4" style:family="paragraph" style:parent-style-name="Standard">
      <style:paragraph-properties fo:text-align="center" style:justify-single-word="false"/>
      <style:text-properties fo:font-size="20pt" officeooo:rsid="000e55e5" officeooo:paragraph-rsid="000e55e5" style:font-size-asian="17.5pt" style:font-size-complex="20pt"/>
    </style:style>
    <style:style style:name="P5" style:family="paragraph" style:parent-style-name="Standard">
      <style:paragraph-properties fo:text-align="start" style:justify-single-word="false"/>
      <style:text-properties officeooo:paragraph-rsid="000e55e5"/>
    </style:style>
    <style:style style:name="P6" style:family="paragraph" style:parent-style-name="Standard">
      <style:paragraph-properties style:line-height-at-least="0.198in"/>
      <style:text-properties fo:color="#d4d4d4" loext:opacity="100%" style:font-name="Consolas" fo:font-size="10.5pt" fo:font-weight="normal" fo:background-color="#1e1e1e"/>
    </style:style>
    <style:style style:name="P7" style:family="paragraph" style:parent-style-name="Standard">
      <style:paragraph-properties style:line-height-at-least="0.198in" fo:text-align="start" style:justify-single-word="false"/>
      <style:text-properties fo:color="#d4d4d4" loext:opacity="100%" style:font-name="Consolas" fo:font-size="10.5pt" fo:font-weight="normal" officeooo:paragraph-rsid="000ec3bf" fo:background-color="#1e1e1e"/>
    </style:style>
    <style:style style:name="P8" style:family="paragraph" style:parent-style-name="Standard">
      <style:paragraph-properties style:line-height-at-least="0.198in"/>
      <style:text-properties fo:color="#d4d4d4" loext:opacity="100%" style:font-name="Consolas" fo:font-size="10.5pt" fo:font-weight="normal" officeooo:paragraph-rsid="000f53b6" fo:background-color="#1e1e1e"/>
    </style:style>
    <style:style style:name="P9" style:family="paragraph" style:parent-style-name="Standard">
      <style:paragraph-properties style:line-height-at-least="0.198in"/>
      <style:text-properties fo:color="#d4d4d4" loext:opacity="100%" style:font-name="Consolas" fo:font-size="10.5pt" fo:font-weight="normal" officeooo:rsid="000f53b6" officeooo:paragraph-rsid="000f53b6" fo:background-color="#1e1e1e"/>
    </style:style>
    <style:style style:name="P10" style:family="paragraph" style:parent-style-name="Standard">
      <style:paragraph-properties style:line-height-at-least="0.198in" fo:text-align="start" style:justify-single-word="false"/>
      <style:text-properties fo:color="#d4d4d4" loext:opacity="100%" style:font-name="Consolas" fo:font-size="10.5pt" fo:language="en" fo:country="IN" fo:font-weight="normal" officeooo:rsid="000e55e5" officeooo:paragraph-rsid="000e55e5" fo:background-color="#1e1e1e" style:font-size-asian="14pt" style:font-size-complex="16pt"/>
    </style:style>
    <style:style style:name="P11" style:family="paragraph" style:parent-style-name="Standard">
      <style:paragraph-properties style:line-height-at-least="0.198in"/>
      <style:text-properties fo:color="#d4d4d4" loext:opacity="100%" fo:background-color="#1e1e1e"/>
    </style:style>
    <style:style style:name="P12" style:family="paragraph" style:parent-style-name="Standard">
      <style:paragraph-properties style:line-height-at-least="0.198in"/>
    </style:style>
    <style:style style:name="P13" style:family="paragraph" style:parent-style-name="Standard">
      <style:paragraph-properties style:line-height-at-least="0.198in" fo:text-align="start" style:justify-single-word="false"/>
      <style:text-properties officeooo:paragraph-rsid="000ec3bf"/>
    </style:style>
    <style:style style:name="P14" style:family="paragraph" style:parent-style-name="Standard">
      <style:paragraph-properties style:line-height-at-least="0.198in"/>
      <style:text-properties fo:language="en" fo:country="IN" officeooo:rsid="000e55e5" officeooo:paragraph-rsid="000e55e5"/>
    </style:style>
    <style:style style:name="P15" style:family="paragraph" style:parent-style-name="Standard">
      <style:paragraph-properties style:line-height-at-least="0.198in"/>
      <style:text-properties fo:color="#000000" loext:opacity="100%" style:font-name="Consolas" fo:font-size="10.5pt" fo:language="en" fo:country="IN" fo:font-weight="normal" officeooo:rsid="000e55e5" officeooo:paragraph-rsid="000e55e5" fo:background-color="#d4d4d4"/>
    </style:style>
    <style:style style:name="P16" style:family="paragraph" style:parent-style-name="Standard">
      <style:paragraph-properties style:line-height-at-least="0.198in" fo:text-align="start" style:justify-single-word="false"/>
      <style:text-properties fo:color="#000000" loext:opacity="100%" style:font-name="Consolas" fo:font-size="10.5pt" fo:language="en" fo:country="IN" fo:font-weight="normal" officeooo:rsid="000e55e5" officeooo:paragraph-rsid="000e55e5" fo:background-color="#d4d4d4" style:font-size-asian="14pt" style:font-size-complex="16pt"/>
    </style:style>
    <style:style style:name="P17" style:family="paragraph" style:parent-style-name="Standard">
      <style:paragraph-properties style:line-height-at-least="0.198in" fo:text-align="start" style:justify-single-word="false"/>
      <style:text-properties fo:color="#000000" loext:opacity="100%" style:font-name="Consolas" fo:font-size="10.5pt" fo:language="en" fo:country="IN" fo:font-weight="normal" officeooo:rsid="000ec3bf" officeooo:paragraph-rsid="000ec3bf" fo:background-color="#d4d4d4" style:font-size-asian="14pt" style:font-size-complex="16pt"/>
    </style:style>
    <style:style style:name="P18" style:family="paragraph" style:parent-style-name="Standard">
      <style:paragraph-properties style:line-height-at-least="0.198in" fo:text-align="start" style:justify-single-word="false"/>
      <style:text-properties fo:color="#000000" loext:opacity="100%" style:font-name="Consolas" fo:font-size="10.5pt" fo:language="en" fo:country="IN" fo:font-weight="normal" officeooo:rsid="000f53b6" officeooo:paragraph-rsid="000ee4f3" fo:background-color="#d4d4d4" style:font-size-asian="14pt" style:font-size-complex="16pt"/>
    </style:style>
    <style:style style:name="P19" style:family="paragraph" style:parent-style-name="Standard">
      <style:paragraph-properties style:line-height-at-least="0.198in" fo:text-align="start" style:justify-single-word="false"/>
      <style:text-properties fo:color="#000000" loext:opacity="100%" style:font-name="Consolas" fo:font-size="10.5pt" fo:language="en" fo:country="IN" fo:font-weight="normal" officeooo:rsid="000f53b6" officeooo:paragraph-rsid="000f53b6" fo:background-color="#d4d4d4" style:font-size-asian="14pt" style:font-size-complex="16pt"/>
    </style:style>
    <style:style style:name="P20" style:family="paragraph" style:parent-style-name="Standard">
      <style:paragraph-properties style:line-height-at-least="0.198in" fo:text-align="start" style:justify-single-word="false"/>
      <style:text-properties fo:color="#000000" loext:opacity="100%" style:font-name="Consolas" fo:font-size="16pt" fo:language="en" fo:country="IN" fo:font-weight="normal" officeooo:rsid="000e55e5" officeooo:paragraph-rsid="000e55e5" fo:background-color="#ffffff" style:font-size-asian="14pt" style:font-size-complex="16pt"/>
    </style:style>
    <style:style style:name="P21" style:family="paragraph">
      <style:paragraph-properties fo:text-align="center"/>
    </style:style>
    <style:style style:name="T1" style:family="text">
      <style:text-properties fo:font-size="16pt" officeooo:rsid="000ec3bf" fo:background-color="#ffffff" loext:char-shading-value="0"/>
    </style:style>
    <style:style style:name="T2" style:family="text">
      <style:text-properties fo:language="en" fo:country="IN"/>
    </style:style>
    <style:style style:name="T3" style:family="text">
      <style:text-properties fo:color="#c586c0" loext:opacity="100%"/>
    </style:style>
    <style:style style:name="T4" style:family="text">
      <style:text-properties fo:color="#c586c0" loext:opacity="100%" style:font-name="Consolas" fo:font-size="10.5pt" fo:font-weight="normal"/>
    </style:style>
    <style:style style:name="T5" style:family="text">
      <style:text-properties fo:color="#c586c0" loext:opacity="100%" style:font-name="Consolas" fo:font-size="10.5pt" fo:font-weight="normal" fo:background-color="#1e1e1e" loext:char-shading-value="0"/>
    </style:style>
    <style:style style:name="T6" style:family="text">
      <style:text-properties fo:color="#c586c0" loext:opacity="100%" style:font-name="Consolas" fo:font-size="10.5pt" fo:language="en" fo:country="IN" fo:font-weight="normal" officeooo:rsid="000e55e5" fo:background-color="#1e1e1e" loext:char-shading-value="0" style:font-size-asian="14pt" style:font-size-complex="16pt"/>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569cd6" loext:opacity="100%" style:font-name="Consolas" fo:font-size="10.5pt" fo:font-weight="normal" fo:background-color="#1e1e1e" loext:char-shading-value="0"/>
    </style:style>
    <style:style style:name="T10" style:family="text">
      <style:text-properties fo:color="#569cd6" loext:opacity="100%" style:font-name="Consolas" fo:font-size="10.5pt" fo:language="en" fo:country="IN" fo:font-weight="normal" officeooo:rsid="000e55e5" fo:background-color="#1e1e1e" loext:char-shading-value="0" style:font-size-asian="14pt" style:font-size-complex="16pt"/>
    </style:style>
    <style:style style:name="T11" style:family="text">
      <style:text-properties fo:color="#569cd6" loext:opacity="100%" fo:font-size="16pt" fo:language="en" fo:country="IN" officeooo:rsid="000e55e5" fo:background-color="#1e1e1e" loext:char-shading-value="0" style:font-size-asian="14pt" style:font-size-complex="16pt"/>
    </style:style>
    <style:style style:name="T12" style:family="text">
      <style:text-properties fo:color="#ce9178" loext:opacity="100%"/>
    </style:style>
    <style:style style:name="T13" style:family="text">
      <style:text-properties fo:color="#ce9178" loext:opacity="100%" style:font-name="Consolas" fo:font-size="10.5pt" fo:font-weight="normal"/>
    </style:style>
    <style:style style:name="T14" style:family="text">
      <style:text-properties fo:color="#ce9178" loext:opacity="100%" style:font-name="Consolas" fo:font-size="10.5pt" fo:font-weight="normal" fo:background-color="#1e1e1e" loext:char-shading-value="0"/>
    </style:style>
    <style:style style:name="T15" style:family="text">
      <style:text-properties fo:color="#ce9178" loext:opacity="100%" style:font-name="Consolas" fo:font-size="10.5pt" fo:language="en" fo:country="IN" fo:font-weight="normal" officeooo:rsid="000e55e5" fo:background-color="#1e1e1e" loext:char-shading-value="0" style:font-size-asian="14pt" style:font-size-complex="16pt"/>
    </style:style>
    <style:style style:name="T16" style:family="text">
      <style:text-properties fo:color="#ce9178" loext:opacity="100%" style:font-name="Consolas" fo:font-size="10.5pt" fo:language="en" fo:country="IN" fo:font-weight="normal" officeooo:rsid="000f53b6"/>
    </style:style>
    <style:style style:name="T17" style:family="text">
      <style:text-properties fo:color="#d4d4d4" loext:opacity="100%" fo:background-color="#1e1e1e" loext:char-shading-value="0"/>
    </style:style>
    <style:style style:name="T18" style:family="text">
      <style:text-properties fo:color="#d4d4d4" loext:opacity="100%" style:font-name="Consolas" fo:font-size="10.5pt" fo:font-weight="normal" fo:background-color="#1e1e1e" loext:char-shading-value="0"/>
    </style:style>
    <style:style style:name="T19" style:family="text">
      <style:text-properties fo:color="#dcdcaa" loext:opacity="100%"/>
    </style:style>
    <style:style style:name="T20" style:family="text">
      <style:text-properties fo:color="#dcdcaa" loext:opacity="100%" style:font-name="Consolas" fo:font-size="10.5pt" fo:font-weight="normal"/>
    </style:style>
    <style:style style:name="T21" style:family="text">
      <style:text-properties fo:color="#dcdcaa" loext:opacity="100%" style:font-name="Consolas" fo:font-size="10.5pt" fo:font-weight="normal" fo:background-color="#1e1e1e" loext:char-shading-value="0"/>
    </style:style>
    <style:style style:name="T22" style:family="text">
      <style:text-properties fo:color="#6a9955" loext:opacity="100%" style:font-name="Consolas" fo:font-size="10.5pt" fo:font-weight="normal"/>
    </style:style>
    <style:style style:name="T23" style:family="text">
      <style:text-properties fo:color="#6a9955" loext:opacity="100%" style:font-name="Consolas" fo:font-size="10.5pt" fo:font-weight="normal" fo:background-color="#1e1e1e" loext:char-shading-value="0"/>
    </style:style>
    <style:style style:name="T24" style:family="text">
      <style:text-properties style:font-name="Consolas" fo:font-size="10.5pt" fo:font-weight="normal"/>
    </style:style>
    <style:style style:name="T25" style:family="text">
      <style:text-properties fo:color="#9cdcfe" loext:opacity="100%"/>
    </style:style>
    <style:style style:name="T26" style:family="text">
      <style:text-properties fo:color="#9cdcfe" loext:opacity="100%" style:font-name="Consolas" fo:font-size="10.5pt" fo:font-weight="normal"/>
    </style:style>
    <style:style style:name="T27" style:family="text">
      <style:text-properties fo:color="#9cdcfe" loext:opacity="100%" style:font-name="Consolas" fo:font-size="10.5pt" fo:font-weight="normal" fo:background-color="#1e1e1e" loext:char-shading-value="0"/>
    </style:style>
    <style:style style:name="T28" style:family="text">
      <style:text-properties fo:color="#b5cea8" loext:opacity="100%" style:font-name="Consolas" fo:font-size="10.5pt" fo:font-weight="normal"/>
    </style:style>
    <style:style style:name="T29" style:family="text">
      <style:text-properties fo:color="#b5cea8" loext:opacity="100%" style:font-name="Consolas" fo:font-size="10.5pt" fo:font-weight="normal" fo:background-color="#1e1e1e" loext:char-shading-value="0"/>
    </style:style>
    <style:style style:name="T30" style:family="text">
      <style:text-properties fo:color="#d7ba7d" loext:opacity="100%" style:font-name="Consolas" fo:font-size="10.5pt" fo:font-weight="normal"/>
    </style:style>
    <style:style style:name="T31" style:family="text">
      <style:text-properties fo:color="#d7ba7d" loext:opacity="100%" style:font-name="Consolas" fo:font-size="10.5pt" fo:font-weight="normal" fo:background-color="#1e1e1e" loext:char-shading-value="0"/>
    </style:style>
    <style:style style:name="T32" style:family="text">
      <style:text-properties fo:color="#000000" loext:opacity="100%" style:font-name="Consolas" fo:font-size="16pt" fo:language="en" fo:country="IN" fo:font-weight="normal" officeooo:rsid="000ec3bf" fo:background-color="#ffffff" loext:char-shading-value="0" style:font-size-asian="14pt" style:font-size-complex="16pt"/>
    </style:style>
    <style:style style:name="T33" style:family="text">
      <style:text-properties fo:color="#000000" loext:opacity="100%" fo:font-size="16pt" fo:language="en" fo:country="IN" officeooo:rsid="000ec3bf" fo:background-color="#ffffff" loext:char-shading-value="0" style:font-size-asian="14pt" style:font-size-complex="16pt"/>
    </style:style>
    <style:style style:name="T34" style:family="text">
      <style:text-properties fo:color="#000000" loext:opacity="100%" fo:language="en" fo:country="IN" officeooo:rsid="000f53b6" fo:background-color="#d4d4d4" loext:char-shading-value="0" style:font-size-asian="14pt" style:font-size-complex="16pt"/>
    </style:style>
    <style:style style:name="T35" style:family="text">
      <style:text-properties fo:color="#000000" loext:opacity="100%" fo:language="en" fo:country="IN" fo:background-color="#d4d4d4" loext:char-shading-value="0" style:font-size-asian="14pt" style:font-size-complex="16pt"/>
    </style:style>
    <style:style style:name="T36" style:family="text">
      <style:text-properties style:text-position="super 58%"/>
    </style:style>
    <style:style style:name="T37" style:family="text">
      <style:text-properties style:text-position="0% 10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cure coding </text:p>
      <text:p text:style-name="P1">Name: Aswin sree ram s</text:p>
      <text:p text:style-name="P1">Roll: CH.EN.U4CYS22002</text:p>
      <text:p text:style-name="P2"><draw:line text:anchor-type="paragraph" draw:z-index="0" draw:name="Line 1" draw:style-name="gr1" draw:text-style-name="P21" svg:x1="0.15in" svg:y1="0.0228in" svg:x2="7.1811in" svg:y2="0.0539in"><text:p/></draw:line></text:p>
      <text:p text:style-name="P2">Types_of_behavior</text:p>
      <text:p text:style-name="P2">1. <text:span text:style-name="T2">Locally specific:</text:span></text:p>
      <text:p text:style-name="P6"><text:span text:style-name="T3">#include</text:span><text:span text:style-name="T7"> </text:span><text:span text:style-name="T12">&lt;stdio.h&gt;</text:span></text:p>
      <text:p text:style-name="P12"><text:span text:style-name="T5">#include</text:span><text:span text:style-name="T9"> </text:span><text:span text:style-name="T14">&lt;time.h&gt;</text:span></text:p>
      <text:p text:style-name="P14"><text:span text:style-name="T14">#include &lt;locale.h&gt;</text:span></text:p>
      <text:p text:style-name="P6"><text:span text:style-name="T7">int</text:span> <text:span text:style-name="T19">main</text:span>() {</text:p>
      <text:p text:style-name="P11">    </text:p>
      <text:p text:style-name="P11">    <text:span text:style-name="T8">time_t</text:span><text:span text:style-name="T24"> currentTime;</text:span></text:p>
      <text:p text:style-name="P11">    <text:span text:style-name="T8">struct</text:span><text:span text:style-name="T24"> tm *localTime;</text:span></text:p>
      <text:p text:style-name="P11">    <text:span text:style-name="T8">char</text:span><text:span text:style-name="T24"> </text:span><text:span text:style-name="T26">timeString</text:span><text:span text:style-name="T24">[</text:span><text:span text:style-name="T28">100</text:span><text:span text:style-name="T24">];</text:span></text:p>
      <text:p text:style-name="P11">    <text:span text:style-name="T24">currentTime = </text:span><text:span text:style-name="T20">time</text:span><text:span text:style-name="T24">(</text:span><text:span text:style-name="T8">NULL</text:span><text:span text:style-name="T24">);</text:span></text:p>
      <text:p text:style-name="P11">    <text:span text:style-name="T24">localTime = </text:span><text:span text:style-name="T20">localtime</text:span><text:span text:style-name="T24">(&amp;currentTime);</text:span></text:p>
      <text:p text:style-name="P11">    <text:span text:style-name="T20">strftime</text:span><text:span text:style-name="T24">(timeString, </text:span><text:span text:style-name="T8">sizeof</text:span><text:span text:style-name="T24">(timeString), </text:span><text:span text:style-name="T13">"</text:span><text:span text:style-name="T26">%c</text:span><text:span text:style-name="T13">"</text:span><text:span text:style-name="T24">, localTime);</text:span></text:p>
      <text:p text:style-name="P11">    <text:span text:style-name="T20">printf</text:span><text:span text:style-name="T24">(</text:span><text:span text:style-name="T13">"Current time: </text:span><text:span text:style-name="T26">%s</text:span><text:span text:style-name="T30">\n</text:span><text:span text:style-name="T13">"</text:span><text:span text:style-name="T24">, timeString);</text:span></text:p>
      <text:p text:style-name="P11">    <text:span text:style-name="T4">return</text:span><text:span text:style-name="T24"> </text:span><text:span text:style-name="T28">0</text:span><text:span text:style-name="T24">;</text:span></text:p>
      <text:p text:style-name="P6">}</text:p>
      <text:p text:style-name="P15">In this program the function locale.h is used to display the current time of the time zone set by the user on the pc. When the user is creating a code for other countries project he must change the time zone on his pc to match that condition</text:p>
      <text:p text:style-name="P3">2. Undefined</text:p>
      <text:p text:style-name="P5"><text:span text:style-name="T11">    </text:span><text:span text:style-name="T6">#include</text:span><text:span text:style-name="T10"> </text:span><text:span text:style-name="T15">&lt;stdio.h&gt;</text:span></text:p>
      <text:p text:style-name="P6"><text:span text:style-name="T7">int</text:span> <text:span text:style-name="T19">main</text:span>() {</text:p>
      <text:p text:style-name="P11">    <text:span text:style-name="T8">int</text:span><text:span text:style-name="T24"> </text:span><text:span text:style-name="T26">arr</text:span><text:span text:style-name="T24">[</text:span><text:span text:style-name="T28">5</text:span><text:span text:style-name="T24">] = {</text:span><text:span text:style-name="T28">1</text:span><text:span text:style-name="T24">, </text:span><text:span text:style-name="T28">2</text:span><text:span text:style-name="T24">, </text:span><text:span text:style-name="T28">3</text:span><text:span text:style-name="T24">, </text:span><text:span text:style-name="T28">4</text:span><text:span text:style-name="T24">, </text:span><text:span text:style-name="T28">5</text:span><text:span text:style-name="T24">};</text:span></text:p>
      <text:p text:style-name="P12"><text:span text:style-name="T17">    </text:span><text:span text:style-name="T9">int</text:span><text:span text:style-name="T18"> index = </text:span><text:span text:style-name="T29">6</text:span><text:span text:style-name="T18">;</text:span><text:span text:style-name="T23"> </text:span></text:p>
      <text:p text:style-name="P12"><text:span text:style-name="T17">    </text:span><text:span text:style-name="T21">printf</text:span><text:span text:style-name="T18">(</text:span><text:span text:style-name="T14">"Element at index </text:span><text:span text:style-name="T27">%d</text:span><text:span text:style-name="T14"> is </text:span><text:span text:style-name="T27">%d</text:span><text:span text:style-name="T31">\n</text:span><text:span text:style-name="T14">"</text:span><text:span text:style-name="T18">, index, </text:span><text:span text:style-name="T27">arr</text:span><text:span text:style-name="T18">[index]);</text:span></text:p>
      <text:p text:style-name="P11">    <text:span text:style-name="T4">return</text:span><text:span text:style-name="T24"> </text:span><text:span text:style-name="T28">0</text:span><text:span text:style-name="T24">;</text:span></text:p>
      <text:p text:style-name="P6">}</text:p>
      <text:p text:style-name="P16">Here there are total of 5 elements in the array but when searching for index the 6<text:span text:style-name="T36">th</text:span> element is asked which is not present the problem is not defined in the code so this problem is called as undefined.</text:p>
      <text:p text:style-name="P20">3.Unspecific</text:p>
      <text:p text:style-name="P10"><text:span text:style-name="T3">#include</text:span><text:span text:style-name="T7"> </text:span><text:span text:style-name="T12">&lt;stdio.h&gt;</text:span></text:p>
      <text:p text:style-name="P12"/>
      <text:p text:style-name="P6"><text:span text:style-name="T7">int</text:span> <text:span text:style-name="T19">main</text:span>() {</text:p>
      <text:p text:style-name="P11">    <text:span text:style-name="T8">int</text:span><text:span text:style-name="T24"> a = </text:span><text:span text:style-name="T28">10</text:span><text:span text:style-name="T24">;</text:span></text:p>
      <text:p text:style-name="P11">    <text:span text:style-name="T8">int</text:span><text:span text:style-name="T24"> b;</text:span></text:p>
      <text:p text:style-name="P12"><text:span text:style-name="T17">    </text:span><text:span text:style-name="T9">int</text:span><text:span text:style-name="T18"> result;</text:span></text:p>
      <text:p text:style-name="P11">    <text:span text:style-name="T20">printf</text:span><text:span text:style-name="T24">(</text:span><text:span text:style-name="T13">"Enter the value of b: "</text:span><text:span text:style-name="T24">);</text:span></text:p>
      <text:p text:style-name="P11">    <text:span text:style-name="T20">scanf</text:span><text:span text:style-name="T24">(</text:span><text:span text:style-name="T13">"</text:span><text:span text:style-name="T26">%d</text:span><text:span text:style-name="T13">"</text:span><text:span text:style-name="T24">, &amp;b);</text:span></text:p>
      <text:p text:style-name="P12"/>
      <text:p text:style-name="P12"><text:soft-page-break/><text:span text:style-name="T17">    </text:span><text:span text:style-name="T18">result = a / b;</text:span><text:span text:style-name="T23">  // Division by zero</text:span></text:p>
      <text:p text:style-name="P12"><text:span text:style-name="T17">    </text:span><text:span text:style-name="T21">printf</text:span><text:span text:style-name="T18">(</text:span><text:span text:style-name="T14">"The result is: </text:span><text:span text:style-name="T27">%d</text:span><text:span text:style-name="T31">\n</text:span><text:span text:style-name="T14">"</text:span><text:span text:style-name="T18">, result);</text:span></text:p>
      <text:p text:style-name="P11">    <text:span text:style-name="T4">return</text:span><text:span text:style-name="T24"> </text:span><text:span text:style-name="T28">0</text:span><text:span text:style-name="T24">;</text:span></text:p>
      <text:p text:style-name="P6">}</text:p>
      <text:p text:style-name="P17">In this code when the value of b is got as input the programme did not mention the value of b cannot be zero hence causing division by zero problem</text:p>
      <text:p text:style-name="P20">4.Implementation-defined</text:p>
      <text:p text:style-name="P10"><text:span text:style-name="T3">#include</text:span><text:span text:style-name="T7"> </text:span><text:span text:style-name="T12">&lt;stdio.h&gt;</text:span></text:p>
      <text:p text:style-name="P12"/>
      <text:p text:style-name="P6"><text:span text:style-name="T7">int</text:span> <text:span text:style-name="T19">main</text:span>() {</text:p>
      <text:p text:style-name="P11">    <text:span text:style-name="T8">int</text:span><text:span text:style-name="T24"> x = -</text:span><text:span text:style-name="T28">1</text:span><text:span text:style-name="T24">;</text:span></text:p>
      <text:p text:style-name="P12"><text:span text:style-name="T17">    </text:span><text:span text:style-name="T9">unsigned</text:span><text:span text:style-name="T18"> </text:span><text:span text:style-name="T9">int</text:span><text:span text:style-name="T18"> y = </text:span><text:span text:style-name="T29">1</text:span><text:span text:style-name="T18">;</text:span></text:p>
      <text:p text:style-name="P11">    <text:span text:style-name="T4">if</text:span><text:span text:style-name="T24"> (x &lt; y) {</text:span></text:p>
      <text:p text:style-name="P11">        <text:span text:style-name="T20">printf</text:span><text:span text:style-name="T24">(</text:span><text:span text:style-name="T13">"x is less than y</text:span><text:span text:style-name="T30">\n</text:span><text:span text:style-name="T13">"</text:span><text:span text:style-name="T24">);</text:span></text:p>
      <text:p text:style-name="P11">    <text:span text:style-name="T24">} </text:span><text:span text:style-name="T4">else</text:span><text:span text:style-name="T24"> {</text:span></text:p>
      <text:p text:style-name="P11">        <text:span text:style-name="T20">printf</text:span><text:span text:style-name="T24">(</text:span><text:span text:style-name="T13">"x is not less than y</text:span><text:span text:style-name="T30">\n</text:span><text:span text:style-name="T13">"</text:span><text:span text:style-name="T24">);</text:span></text:p>
      <text:p text:style-name="P12"><text:span text:style-name="T17">    </text:span><text:span text:style-name="T18">}</text:span></text:p>
      <text:p text:style-name="P11">    <text:span text:style-name="T4">return</text:span><text:span text:style-name="T24"> </text:span><text:span text:style-name="T28">0</text:span><text:span text:style-name="T24">;</text:span></text:p>
      <text:p text:style-name="P6">}</text:p>
      <text:p text:style-name="P17">Here the programmer will not know there is any error rather he will find the problem/error when executed as this could be known only when implemented </text:p>
      <text:p text:style-name="P13"><text:span text:style-name="T32">Vulnerabilities</text:span></text:p>
      <text:p text:style-name="P13"><text:span text:style-name="T32">1.ARR01-c</text:span></text:p>
      <text:p text:style-name="P7"><text:span text:style-name="T7">void</text:span> <text:span text:style-name="T19">wclear</text:span>(<text:span text:style-name="T7">int</text:span> <text:span text:style-name="T25">arr</text:span><text:span text:style-name="T7">[]</text:span>){</text:p>
      <text:p text:style-name="P11">    <text:span text:style-name="T4">for</text:span><text:span text:style-name="T24">(</text:span><text:span text:style-name="T8">int</text:span><text:span text:style-name="T24"> i = </text:span><text:span text:style-name="T28">0</text:span><text:span text:style-name="T24">; i &lt; </text:span><text:span text:style-name="T8">sizeof</text:span><text:span text:style-name="T24">(arr)/</text:span><text:span text:style-name="T8">sizeof</text:span><text:span text:style-name="T24">(</text:span><text:span text:style-name="T26">arr</text:span><text:span text:style-name="T24">[</text:span><text:span text:style-name="T28">0</text:span><text:span text:style-name="T24">]); i++){</text:span></text:p>
      <text:p text:style-name="P11">        <text:span text:style-name="T26">arr</text:span><text:span text:style-name="T24">[i] = </text:span><text:span text:style-name="T28">0</text:span><text:span text:style-name="T24">;</text:span></text:p>
      <text:p text:style-name="P11">    <text:span text:style-name="T24">}</text:span></text:p>
      <text:p text:style-name="P6">}</text:p>
      <text:p text:style-name="P6"><text:span text:style-name="T7">void</text:span> <text:span text:style-name="T19">rclear</text:span>(<text:span text:style-name="T7">int</text:span> <text:span text:style-name="T25">arr</text:span><text:span text:style-name="T7">[]</text:span>,<text:span text:style-name="T7">int</text:span> <text:span text:style-name="T25">size</text:span>){</text:p>
      <text:p text:style-name="P11">    <text:span text:style-name="T4">for</text:span><text:span text:style-name="T24">(</text:span><text:span text:style-name="T8">int</text:span><text:span text:style-name="T24"> i = </text:span><text:span text:style-name="T28">0</text:span><text:span text:style-name="T24">; i &lt; size; i++){</text:span></text:p>
      <text:p text:style-name="P11">        <text:span text:style-name="T26">arr</text:span><text:span text:style-name="T24">[i] = </text:span><text:span text:style-name="T28">0</text:span><text:span text:style-name="T24">;</text:span></text:p>
      <text:p text:style-name="P11">    <text:span text:style-name="T24">}</text:span></text:p>
      <text:p text:style-name="P12"><text:span text:style-name="T18">}</text:span></text:p>
      <text:p text:style-name="P6"><text:span text:style-name="T7">void</text:span> <text:span text:style-name="T19">main</text:span>(){</text:p>
      <text:p text:style-name="P11">    <text:span text:style-name="T8">int</text:span><text:span text:style-name="T24"> </text:span><text:span text:style-name="T26">arr</text:span><text:span text:style-name="T24">[</text:span><text:span text:style-name="T28">5</text:span><text:span text:style-name="T24">];</text:span></text:p>
      <text:p text:style-name="P11">    <text:span text:style-name="T20">wclear</text:span><text:span text:style-name="T24">(arr);</text:span></text:p>
      <text:p text:style-name="P11">    <text:span text:style-name="T20">rclear</text:span><text:span text:style-name="T24">(arr,</text:span><text:span text:style-name="T8">sizeof</text:span><text:span text:style-name="T24">(arr)/</text:span><text:span text:style-name="T8">sizeof</text:span><text:span text:style-name="T24">(</text:span><text:span text:style-name="T26">arr</text:span><text:span text:style-name="T24">[</text:span><text:span text:style-name="T28">0</text:span><text:span text:style-name="T24">])); </text:span></text:p>
      <text:p text:style-name="P6">}</text:p>
      <text:p text:style-name="P18">here when the programmer sends the array the arrays pointer is sent to the function hence the when the function is using the size it gets the size of only the first </text:p>
      <text:p text:style-name="P13"><text:span text:style-name="T32">2.STR30-c</text:span></text:p>
      <text:p text:style-name="P6"><text:span text:style-name="T7">int</text:span> <text:span text:style-name="T19">main</text:span>(){</text:p>
      <text:p text:style-name="P11">        </text:p>
      <text:p text:style-name="P11">    <text:span text:style-name="T8">char</text:span><text:span text:style-name="T24"> *str  = </text:span><text:span text:style-name="T13">"string literal"</text:span><text:span text:style-name="T24">;</text:span></text:p>
      <text:p text:style-name="P11">    <text:span text:style-name="T26">str</text:span><text:span text:style-name="T24">[</text:span><text:span text:style-name="T28">0</text:span><text:span text:style-name="T24">] = </text:span><text:span text:style-name="T13">'S'</text:span><text:span text:style-name="T24">;</text:span></text:p>
      <text:p text:style-name="P12"/>
      <text:p text:style-name="P11"><text:soft-page-break/>    <text:span text:style-name="T8">char</text:span><text:span text:style-name="T24"> str</text:span><text:span text:style-name="T8">[]</text:span><text:span text:style-name="T24"> = </text:span><text:span text:style-name="T13">"string literal"</text:span><text:span text:style-name="T24">;</text:span></text:p>
      <text:p text:style-name="P11">    <text:span text:style-name="T26">str</text:span><text:span text:style-name="T24">[</text:span><text:span text:style-name="T28">0</text:span><text:span text:style-name="T24">] = </text:span><text:span text:style-name="T13">'S'</text:span><text:span text:style-name="T24">;</text:span></text:p>
      <text:p text:style-name="P6">}</text:p>
      <text:p text:style-name="P19">when a string’s pointer is used to change the element it is not changed in the string while the char array(string) is used then the error is not there</text:p>
      <text:p text:style-name="P13"><text:span text:style-name="T32">3.STR36-c</text:span></text:p>
      <text:p text:style-name="P6"><text:span text:style-name="T7">void</text:span> <text:span text:style-name="T19">main</text:span>() {</text:p>
      <text:p text:style-name="P11">    <text:span text:style-name="T8">char</text:span><text:span text:style-name="T24"> </text:span><text:span text:style-name="T26">str</text:span><text:span text:style-name="T24">[</text:span><text:span text:style-name="T28">5</text:span><text:span text:style-name="T24">] = </text:span><text:span text:style-name="T13">"hello"</text:span><text:span text:style-name="T24">;</text:span><text:span text:style-name="T22">  // Incorrect: bound specified is too small</text:span></text:p>
      <text:p text:style-name="P11">    <text:span text:style-name="T20">printf</text:span><text:span text:style-name="T24">(</text:span><text:span text:style-name="T13">"</text:span><text:span text:style-name="T26">%s</text:span><text:span text:style-name="T30">\n</text:span><text:span text:style-name="T13">"</text:span><text:span text:style-name="T24">, str);</text:span></text:p>
      <text:p text:style-name="P12"/>
      <text:p text:style-name="P11">    <text:span text:style-name="T8">char</text:span><text:span text:style-name="T24"> strc</text:span><text:span text:style-name="T8">[]</text:span><text:span text:style-name="T24">=</text:span><text:span text:style-name="T13">"</text:span><text:span text:style-name="T16">duck u</text:span><text:span text:style-name="T13"> "</text:span><text:span text:style-name="T24">;</text:span></text:p>
      <text:p text:style-name="P11">    <text:span text:style-name="T20">printf</text:span><text:span text:style-name="T24">(</text:span><text:span text:style-name="T13">"</text:span><text:span text:style-name="T26">%s</text:span><text:span text:style-name="T30">\n</text:span><text:span text:style-name="T13">"</text:span><text:span text:style-name="T24">,strc);</text:span></text:p>
      <text:p text:style-name="P8">} </text:p>
      <text:p text:style-name="P9"><text:span text:style-name="T35">here when the char array s created the size is defined but in the second time the </text:span></text:p>
      <text:p text:style-name="P13"><text:span text:style-name="T32">4.MSC34-c</text:span> </text:p>
      <text:p text:style-name="P7"><text:span text:style-name="T3">#include</text:span><text:span text:style-name="T7"> </text:span><text:span text:style-name="T12">&lt;stdio.h&gt;</text:span></text:p>
      <text:p text:style-name="P6"><text:span text:style-name="T3">#include</text:span><text:span text:style-name="T7"> </text:span><text:span text:style-name="T12">&lt;stdlib.h&gt;</text:span></text:p>
      <text:p text:style-name="P12"/>
      <text:p text:style-name="P6"><text:span text:style-name="T7">void</text:span> <text:span text:style-name="T19">get_y_or_n</text:span>(<text:span text:style-name="T7">void</text:span>) {</text:p>
      <text:p text:style-name="P11">    <text:span text:style-name="T8">char</text:span><text:span text:style-name="T24"> </text:span><text:span text:style-name="T26">response</text:span><text:span text:style-name="T24">[</text:span><text:span text:style-name="T28">8</text:span><text:span text:style-name="T24">];</text:span></text:p>
      <text:p text:style-name="P11">    <text:span text:style-name="T20">puts</text:span><text:span text:style-name="T24">(</text:span><text:span text:style-name="T13">"Continue? [y] n: "</text:span><text:span text:style-name="T24">);</text:span></text:p>
      <text:p text:style-name="P11">    <text:span text:style-name="T20">gets</text:span><text:span text:style-name="T24">(response);</text:span></text:p>
      <text:p text:style-name="P11">    <text:span text:style-name="T4">if</text:span><text:span text:style-name="T24"> (</text:span><text:span text:style-name="T26">response</text:span><text:span text:style-name="T24">[</text:span><text:span text:style-name="T28">0</text:span><text:span text:style-name="T24">] == </text:span><text:span text:style-name="T13">'n'</text:span><text:span text:style-name="T24">)</text:span></text:p>
      <text:p text:style-name="P11">    <text:span text:style-name="T20">exit</text:span><text:span text:style-name="T24">(</text:span><text:span text:style-name="T28">0</text:span><text:span text:style-name="T24">);</text:span></text:p>
      <text:p text:style-name="P11">    <text:span text:style-name="T4">return</text:span><text:span text:style-name="T24">;</text:span></text:p>
      <text:p text:style-name="P6">}</text:p>
      <text:p text:style-name="P12"/>
      <text:p text:style-name="P6"><text:span text:style-name="T7">char</text:span> *<text:span text:style-name="T19">gets</text:span>(<text:span text:style-name="T7">char</text:span> *<text:span text:style-name="T25">dest</text:span>) {</text:p>
      <text:p text:style-name="P11">    <text:span text:style-name="T8">int</text:span><text:span text:style-name="T24"> c = </text:span><text:span text:style-name="T20">getchar</text:span><text:span text:style-name="T24">();</text:span></text:p>
      <text:p text:style-name="P11">    <text:span text:style-name="T8">char</text:span><text:span text:style-name="T24"> *p = dest;</text:span></text:p>
      <text:p text:style-name="P11">    <text:span text:style-name="T4">while</text:span><text:span text:style-name="T24"> (c != EOF &amp;&amp; c != </text:span><text:span text:style-name="T13">'</text:span><text:span text:style-name="T30">\n</text:span><text:span text:style-name="T13">'</text:span><text:span text:style-name="T24">) {</text:span></text:p>
      <text:p text:style-name="P11">        <text:span text:style-name="T24">*p++ = c;</text:span></text:p>
      <text:p text:style-name="P11">        <text:span text:style-name="T24">c = </text:span><text:span text:style-name="T20">getchar</text:span><text:span text:style-name="T24">();</text:span></text:p>
      <text:p text:style-name="P11">    <text:span text:style-name="T24">}</text:span></text:p>
      <text:p text:style-name="P11">    <text:span text:style-name="T24">*p = </text:span><text:span text:style-name="T13">'</text:span><text:span text:style-name="T30">\0</text:span><text:span text:style-name="T13">'</text:span><text:span text:style-name="T24">;</text:span></text:p>
      <text:p text:style-name="P11">    <text:span text:style-name="T4">return</text:span><text:span text:style-name="T24"> dest;</text:span></text:p>
      <text:p text:style-name="P6">}</text:p>
      <text:p text:style-name="P12"/>
      <text:p text:style-name="P6"><text:span text:style-name="T7">int</text:span> <text:span text:style-name="T19">main</text:span>(){</text:p>
      <text:p text:style-name="P11">    </text:p>
      <text:p text:style-name="P6">}</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1T08:31:46.127000000</meta:creation-date>
    <dc:date>2024-07-11T09:14:02.011000000</dc:date>
    <meta:editing-duration>PT9M44S</meta:editing-duration>
    <meta:editing-cycles>1</meta:editing-cycles>
    <meta:document-statistic meta:table-count="0" meta:image-count="0" meta:object-count="0" meta:page-count="3" meta:paragraph-count="114" meta:word-count="518" meta:character-count="3177" meta:non-whitespace-character-count="2479"/>
    <meta:generator>LibreOffice/7.3.0.3$Windows_X86_64 LibreOffice_project/0f246aa12d0eee4a0f7adcefbf7c878fc2238db3</meta:generator>
  </office:meta>
</office:document-meta>
</file>